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60000021DFED802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89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2.6508in" draw:z-index="0"><draw:image xlink:href="Pictures/10000001000005560000021DFED8023D.png" xlink:type="simple" xlink:show="embed" xlink:actuate="onLoad" draw:mime-type="image/png"/></draw:frame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3:32:58.577005796</meta:creation-date>
    <dc:date>2024-11-21T03:41:36.327633935</dc:date>
    <meta:editing-duration>PT8M38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1" meta:paragraph-count="1" meta:word-count="0" meta:character-count="2" meta:non-whitespace-character-count="0"/>
  </office:meta>
</office:document-meta>
</file>